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<text:span text:style-name="Source_Text">7DFFD7471FB76E2A8ABBBCDDD769B3749E933B8A</text:span> is no longer active PGP/GPG key ID <text:span text:style-name="Source_Text">42FF35DB9DE7C088AB0FD4A70C216A52F6DF4920</text:span> is no longer active</text:p>
      <text:p text:style-name="Text_20_body">This project now uses separate master, release signing, and email keys.</text:p>
      <text:p text:style-name="Text_20_body">Current master key fingerprint: <text:span text:style-name="Source_Text">9EA98278639F1CD853E096CBFF94507587A6A9B9</text:span> Current release key fingerprint: <text:span text:style-name="Source_Text">83A6CF9EF57AC25B5C7F5D29285E6048A12321B2</text:span> Current email key fingerprint: <text:span text:style-name="Source_Text">B6D1757632A280F99F2DCBFDB9AB9D93AFF05B9C</text:span></text:p>
      <text:p text:style-name="Text_20_body">The email and release keys should be signed by the master key. The master key takes precedence over all other project keys. ———————————————————————————— 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